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3333" draw:fill="none" draw:textarea-horizontal-align="justify" draw:textarea-vertical-align="middle" draw:auto-grow-height="false" fo:min-height="1.59cm" fo:min-width="1.34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999999"/>
    </style:style>
    <style:style style:name="P3" style:family="paragraph">
      <loext:graphic-properties draw:fill-color="#ffffff"/>
    </style:style>
    <style:style style:name="T1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6cm" svg:height="2.6cm" svg:x="11.4cm" svg:y="8.8cm">
          <text:p text:style-name="P1"><text:span text:style-name="T1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sundra Touré </meta:initial-creator>
    <meta:creation-date>2016-09-09T11:26:01.362436858</meta:creation-date>
    <dc:date>2016-09-09T11:27:07.861151397</dc:date>
    <dc:creator>Vasundra Touré </dc:creator>
    <meta:editing-duration>PT1M7S</meta:editing-duration>
    <meta:editing-cycles>1</meta:editing-cycles>
    <meta:generator>LibreOffice/5.1.5.2$Linux_X86_64 LibreOffice_project/10m0$Build-2</meta:generator>
    <meta:document-statistic meta:object-count="24"/>
  </office:meta>
</office:document-meta>
</file>